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c6c9" officeooo:paragraph-rsid="0000c6c9"/>
    </style:style>
    <style:style style:name="P2" style:family="paragraph" style:parent-style-name="Standard">
      <style:text-properties officeooo:rsid="00015bd5" officeooo:paragraph-rsid="00015bd5"/>
    </style:style>
    <style:style style:name="P3" style:family="paragraph" style:parent-style-name="Standard">
      <style:text-properties officeooo:rsid="0001d982" officeooo:paragraph-rsid="0001d982"/>
    </style:style>
    <style:style style:name="P4" style:family="paragraph" style:parent-style-name="Standard">
      <style:text-properties officeooo:rsid="000422cc" officeooo:paragraph-rsid="000422cc"/>
    </style:style>
    <style:style style:name="P5" style:family="paragraph" style:parent-style-name="Standard">
      <style:text-properties officeooo:rsid="000ad86a" officeooo:paragraph-rsid="000ad86a"/>
    </style:style>
    <style:style style:name="P6" style:family="paragraph" style:parent-style-name="Standard">
      <style:text-properties officeooo:rsid="000ad86a" officeooo:paragraph-rsid="000ad86a"/>
    </style:style>
    <style:style style:name="P7" style:family="paragraph" style:parent-style-name="Standard">
      <style:text-properties officeooo:rsid="0012d5af" officeooo:paragraph-rsid="0012d5af"/>
    </style:style>
    <style:style style:name="P8" style:family="paragraph" style:parent-style-name="Standard">
      <style:text-properties officeooo:rsid="0012d5af" officeooo:paragraph-rsid="00145498"/>
    </style:style>
    <style:style style:name="T1" style:family="text">
      <style:text-properties officeooo:rsid="00024a71"/>
    </style:style>
    <style:style style:name="T2" style:family="text">
      <style:text-properties officeooo:rsid="00053d34"/>
    </style:style>
    <style:style style:name="T3" style:family="text">
      <style:text-properties officeooo:rsid="0005997b"/>
    </style:style>
    <style:style style:name="T4" style:family="text">
      <style:text-properties officeooo:rsid="0005af20"/>
    </style:style>
    <style:style style:name="T5" style:family="text">
      <style:text-properties officeooo:rsid="0007caa1"/>
    </style:style>
    <style:style style:name="T6" style:family="text">
      <style:text-properties officeooo:rsid="000b9c8d"/>
    </style:style>
    <style:style style:name="T7" style:family="text">
      <style:text-properties officeooo:rsid="000c58c2"/>
    </style:style>
    <style:style style:name="T8" style:family="text">
      <style:text-properties officeooo:rsid="00145498"/>
    </style:style>
    <style:style style:name="T9" style:family="text">
      <style:text-properties officeooo:rsid="0015eb55"/>
    </style:style>
    <style:style style:name="T10" style:family="text">
      <style:text-properties officeooo:rsid="0016e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strutura de dados - <text:span text:style-name="T4">01</text:span></text:p>
      <text:p text:style-name="P1"/>
      <text:p text:style-name="P1">1. O que significa dizer que uma função g(n) é O(f (n))?</text:p>
      <text:p text:style-name="P1"/>
      <text:p text:style-name="P2">R: g(n) determina limite superior de f(n), a medida que a função f(n) cresce ela esbarra na medição de g(n).</text:p>
      <text:p text:style-name="P2"/>
      <text:p text:style-name="P3">2. O que significa dizer que uma fun<text:span text:style-name="T1">çã</text:span>o g(n) <text:span text:style-name="T1">é</text:span> Θ(f (n))?</text:p>
      <text:p text:style-name="P3"/>
      <text:p text:style-name="P4">R: g(n) determina os limites de f(n), medida que f(n) se desenvolve, <text:span text:style-name="T2">os limites impostos por g(n) se desenvolve proporcionalmente para que f(n) esteja </text:span><text:span text:style-name="T3">sempre</text:span><text:span text:style-name="T2"> entre os indicadores de g(n).</text:span></text:p>
      <text:p text:style-name="P4"/>
      <text:p text:style-name="P4">3. O que significa dizer que uma fun<text:span text:style-name="T5">ção</text:span> g(n) <text:span text:style-name="T5">é</text:span> Ω(f (n))?</text:p>
      <text:p text:style-name="P4"/>
      <text:p text:style-name="P5">R: <text:span text:style-name="T6">g(n) define o limite inferior da analise, a expressão nos diz que o custo de f(n), </text:span><text:span text:style-name="T7">a partir de algum momento</text:span><text:span text:style-name="T6"> é no minimo g(n).</text:span></text:p>
      <text:p text:style-name="P5"/>
      <text:p text:style-name="P7">4 – Exercicio no caderno.</text:p>
      <text:p text:style-name="P7"/>
      <text:p text:style-name="P8">5 – <text:span text:style-name="T8">f(n) </text:span><text:span text:style-name="T9">= </text:span><text:span text:style-name="T8">Θ(n^3)</text:span></text:p>
      <text:p text:style-name="P7"/>
      <text:p text:style-name="P8">6 - 2n^3 + 5 = Θ(n^3)</text:p>
      <text:p text:style-name="P8"/>
      <text:p text:style-name="P8"><text:tab/><text:span text:style-name="T10">Limite superior:</text:span></text:p>
      <text:p text:style-name="P8"><text:tab/><text:tab/><text:span text:style-name="T10">2n^3 + 5 &lt;= C2.n^3 → C2 = 3. Descartamos o elemento 5 por ser irrelevante a medida que o n cresce. Como a expressão deve ser menor e conter no intervalo, então escolhemos o numero 3 para que:</text:span></text:p>
      <text:p text:style-name="P8"><text:tab/><text:tab/></text:p>
      <text:p text:style-name="P8"><text:tab/><text:tab/><text:span text:style-name="T10">2n^3 &lt; 3n^3.</text:span></text:p>
      <text:p text:style-name="P8"/>
      <text:p text:style-name="P8"><text:tab/><text:span text:style-name="T10">Limite inferior:</text:span></text:p>
      <text:p text:style-name="P8"/>
      <text:p text:style-name="P8"><text:tab/><text:tab/><text:span text:style-name="T10">2n^3 + 5 &gt;= C1.n^3 → C = 1. Descartamos o elemento 5 por ser irrelevante a medida que o n cesce. Como a expressão deve ser maior e conter no intervalo, então escolhemos o numero 1 para que:</text:span></text:p>
      <text:p text:style-name="P8"/>
      <text:p text:style-name="P8"><text:tab/><text:tab/><text:span text:style-name="T10">2n^3 + 5 &gt; n^3</text:span></text:p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3:18:54.481000000</meta:creation-date>
    <dc:date>2024-10-20T17:03:04.798000000</dc:date>
    <meta:editing-duration>PT2H2M46S</meta:editing-duration>
    <meta:editing-cycles>18</meta:editing-cycles>
    <meta:generator>LibreOffice/24.2.6.2$Windows_X86_64 LibreOffice_project/ef66aa7e36a1bb8e65bfbc63aba53045a14d0871</meta:generator>
    <meta:document-statistic meta:table-count="0" meta:image-count="0" meta:object-count="0" meta:page-count="1" meta:paragraph-count="17" meta:word-count="224" meta:character-count="1137" meta:non-whitespace-character-count="915"/>
  </office:meta>
</office:document-meta>
</file>